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Arial" style:font-name-complex="Arial"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Arial" style:font-name-complex="Arial"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Arial" style:font-name-complex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style:font-name-complex="Arial"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Arial" style:font-name-complex="Arial"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Arial" style:font-name-complex="Arial" fo:language="ru" fo:country="RU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 fo:language="ru" fo:country="RU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Arial" style:font-name-complex="Arial" fo:language="ru" fo:country="RU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" style:parent-style-name="DefaultParagraphFont" style:family="text">
      <style:text-properties style:font-name="Arial" style:font-name-complex="Arial" fo:language="ru" fo:country="RU"/>
    </style:style>
    <style:style style:name="T25" style:parent-style-name="DefaultParagraphFont" style:family="text">
      <style:text-properties style:font-name="Arial" style:font-name-complex="Arial" fo:language="ru" fo:country="RU"/>
    </style:style>
    <style:style style:name="T26" style:parent-style-name="DefaultParagraphFont" style:family="text">
      <style:text-properties style:font-name="Arial" style:font-name-complex="Arial"/>
    </style:style>
    <style:style style:name="P27" style:parent-style-name="TableContents" style:family="paragraph">
      <style:text-properties style:font-name="Arial" style:font-name-complex="Arial" fo:language="en" fo:country="RU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style:font-name-complex="Arial" fo:language="ru" fo:country="RU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" style:parent-style-name="DefaultParagraphFont" style:family="text">
      <style:text-properties style:font-name="Arial" style:font-name-complex="Arial" fo:language="ru" fo:country="RU"/>
    </style:style>
    <style:style style:name="T33" style:parent-style-name="DefaultParagraphFont" style:family="text">
      <style:text-properties style:font-name="Arial" style:font-name-complex="Arial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Arial" style:font-name-complex="Arial" fo:language="ru" fo:country="RU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 style:font-name-complex="Arial" fo:language="ru" fo:country="RU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style:font-name-complex="Arial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style:font-name="Arial" style:font-name-complex="Arial"/>
    </style:style>
    <style:style style:name="T44" style:parent-style-name="DefaultParagraphFont" style:family="text">
      <style:text-properties style:font-name="Arial" style:font-name-complex="Arial" fo:language="ru" fo:country="RU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 style:font-name-complex="Arial" fo:language="ru" fo:country="RU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style:font-name="Arial" style:font-name-complex="Arial" fo:language="ru" fo:country="RU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 fo:language="ru" fo:country="RU"/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style:font-name="Arial" style:font-name-complex="Arial" fo:language="ru" fo:country="RU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 style:font-name-complex="Arial" fo:language="ru" fo:country="RU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Arial" style:font-name-complex="Arial" fo:language="ru" fo:country="RU"/>
    </style:style>
    <style:style style:name="T59" style:parent-style-name="DefaultParagraphFont" style:family="text">
      <style:text-properties style:font-name="Arial" style:font-name-complex="Arial" fo:language="ru" fo:country="RU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style:font-name-complex="Arial" fo:font-weight="bold" style:font-weight-asian="bold" style:font-weight-complex="bold"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" style:parent-style-name="DefaultParagraphFont" style:family="text">
      <style:text-properties style:font-name="Arial" style:font-name-complex="Arial" fo:language="ru" fo:country="RU"/>
    </style:style>
    <style:style style:name="T66" style:parent-style-name="DefaultParagraphFont" style:family="text">
      <style:text-properties style:font-name="Arial" style:font-name-complex="Arial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Arial" style:font-name-complex="Arial"/>
    </style:style>
    <style:style style:name="T69" style:parent-style-name="DefaultParagraphFont" style:family="text">
      <style:text-properties style:font-name="Arial" style:font-name-complex="Arial" fo:language="ru" fo:country="RU"/>
    </style:style>
    <style:style style:name="T70" style:parent-style-name="DefaultParagraphFont" style:family="text">
      <style:text-properties style:font-name="Arial" style:font-name-complex="Arial"/>
    </style:style>
    <style:style style:name="T71" style:parent-style-name="DefaultParagraphFont" style:family="text">
      <style:text-properties style:font-name="Arial" style:font-name-complex="Arial" fo:language="ru" fo:country="RU"/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="Arial" style:font-name-complex="Arial" fo:language="ru" fo:country="RU"/>
    </style:style>
    <style:style style:name="P74" style:parent-style-name="TableContents" style:family="paragraph">
      <style:text-properties style:font-name="Arial" style:font-name-complex="Arial" fo:language="en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Arial" style:font-name-complex="Arial" fo:language="ru" fo:country="RU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Arial" style:font-name-complex="Arial" fo:language="ru" fo:country="RU"/>
    </style:style>
    <style:style style:name="T80" style:parent-style-name="DefaultParagraphFont" style:family="text">
      <style:text-properties style:font-name="Arial" style:font-name-complex="Arial" fo:language="ru" fo:country="RU"/>
    </style:style>
    <style:style style:name="T81" style:parent-style-name="DefaultParagraphFont" style:family="text">
      <style:text-properties style:font-name="Arial" style:font-name-complex="Arial"/>
    </style:style>
    <style:style style:name="T82" style:parent-style-name="DefaultParagraphFont" style:family="text">
      <style:text-properties style:font-name="Arial" style:font-name-complex="Arial"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style:font-name="Arial" style:font-name-complex="Arial" fo:language="ru" fo:country="RU"/>
    </style:style>
    <style:style style:name="T85" style:parent-style-name="DefaultParagraphFont" style:family="text">
      <style:text-properties style:font-name="Arial" style:font-name-complex="Arial"/>
    </style:style>
    <style:style style:name="T86" style:parent-style-name="DefaultParagraphFont" style:family="text">
      <style:text-properties style:font-name="Arial" style:font-name-complex="Arial" fo:language="ru" fo:country="RU"/>
    </style:style>
    <style:style style:name="T87" style:parent-style-name="DefaultParagraphFont" style:family="text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 fo:language="ru" fo:country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Arial" style:font-name-complex="Arial" fo:language="ru" fo:country="RU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Arial" style:font-name-complex="Arial" fo:language="ru" fo:country="RU"/>
    </style:style>
    <style:style style:name="P94" style:parent-style-name="TableContents" style:family="paragraph">
      <style:text-properties style:font-name="Arial" style:font-name-complex="Arial" fo:language="ru" fo:country="RU"/>
    </style:style>
    <style:style style:name="P95" style:parent-style-name="TableContents" style:family="paragraph">
      <style:text-properties style:font-name="Arial" style:font-name-complex="Arial" fo:language="ru" fo:country="RU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DefaultParagraphFont" style:family="text">
      <style:text-properties style:font-name="Arial" style:font-name-complex="Arial" fo:language="ru" fo:country="RU"/>
    </style:style>
    <style:style style:name="T99" style:parent-style-name="DefaultParagraphFont" style:family="text">
      <style:text-properties style:font-name="Arial" style:font-name-complex="Arial"/>
    </style:style>
    <style:style style:name="T100" style:parent-style-name="DefaultParagraphFont" style:family="text">
      <style:text-properties style:font-name="Arial" style:font-name-complex="Arial" fo:language="ru" fo:country="RU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2" style:parent-style-name="DefaultParagraphFont" style:family="text">
      <style:text-properties style:font-name="Arial" style:font-name-complex="Arial" fo:language="ru" fo:country="RU"/>
    </style:style>
    <style:style style:name="T103" style:parent-style-name="DefaultParagraphFont" style:family="text">
      <style:text-properties style:font-name="Arial" style:font-name-complex="Arial" fo:language="ru" fo:country="RU"/>
    </style:style>
    <style:style style:name="T104" style:parent-style-name="DefaultParagraphFont" style:family="text">
      <style:text-properties style:font-name="Arial" style:font-name-complex="Arial"/>
    </style:style>
    <style:style style:name="T105" style:parent-style-name="DefaultParagraphFont" style:family="text">
      <style:text-properties style:font-name="Arial" style:font-name-complex="Arial" fo:language="ru" fo:country="RU"/>
    </style:style>
    <style:style style:name="T106" style:parent-style-name="DefaultParagraphFont" style:family="text">
      <style:text-properties style:font-name="Arial" style:font-name-complex="Arial" fo:language="ru" fo:country="RU"/>
    </style:style>
    <style:style style:name="P107" style:parent-style-name="Textbody" style:family="paragraph">
      <style:text-properties style:font-name="Arial" style:font-name-complex="Arial"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 table:number-columns-spanned="2">
            <text:p text:style-name="P12">Javascript</text:p>
          </table:table-cell>
          <table:covered-table-cell/>
        </table:table-row>
        <table:table-row table:style-name="TableRow13">
          <table:table-cell table:style-name="TableCell14">
            <text:p text:style-name="P15">В чем разница между операторами "==" и "==="?</text:p>
          </table:table-cell>
          <table:table-cell table:style-name="TableCell16">
            <text:p text:style-name="TableContents"><text:span text:style-name="T17">Строгое и не строгое сравнение, при не строгом<text:s/></text:span><text:span text:style-name="T18">JS</text:span><text:span text:style-name="T19"><text:s/>попытается преобразовать типы.</text:span></text:p>
          </table:table-cell>
        </table:table-row>
        <table:table-row table:style-name="TableRow20">
          <table:table-cell table:style-name="TableCell21">
            <text:p text:style-name="P22">Что такое область видимости (Scope)?</text:p>
          </table:table-cell>
          <table:table-cell table:style-name="TableCell23">
            <text:p text:style-name="Normal"><text:span text:style-name="T24">Некая область види</text:span><text:span text:style-name="T25">мости переменных</text:span><text:span text:style-name="T26">, которая определяет границы действия переменных</text:span></text:p>
            <text:p text:style-name="P27"/>
          </table:table-cell>
        </table:table-row>
        <table:table-row table:style-name="TableRow28">
          <table:table-cell table:style-name="TableCell29">
            <text:p text:style-name="P30"><text:s/>В каких ситуациях следует<text:s/>использовать ключевые слова let и const?</text:p>
          </table:table-cell>
          <table:table-cell table:style-name="TableCell31">
            <text:p text:style-name="TableContents"><text:span text:style-name="T32">когда в коде необходимо вторичное присваивание значение переменной, необходим<text:s/></text:span><text:span text:style-name="T33">let</text:span></text:p>
          </table:table-cell>
        </table:table-row>
        <table:table-row table:style-name="TableRow34">
          <table:table-cell table:style-name="TableCell35">
            <text:p text:style-name="P36">Что такое прототип объекта?</text:p>
          </table:table-cell>
          <table:table-cell table:style-name="TableCell37">
            <text:p text:style-name="P38">Это исходный объект, от которого наследуются свойства и и методы.</text:p>
          </table:table-cell>
        </table:table-row>
        <table:table-row table:style-name="TableRow39">
          <table:table-cell table:style-name="TableCell40">
            <text:p text:style-name="P41">Какое значение имеет this?</text:p>
          </table:table-cell>
          <table:table-cell table:style-name="TableCell42">
            <text:p text:style-name="TableContents"><text:span text:style-name="T43">this</text:span><text:span text:style-name="T44"><text:s/>– контекст, это объект, которому «принадлежит» выполняемый в данный момент код</text:span></text:p>
          </table:table-cell>
        </table:table-row>
        <table:table-row table:style-name="TableRow45">
          <table:table-cell table:style-name="TableCell46">
            <text:p text:style-name="P47">Какими способами можно клонировать объект?</text:p>
          </table:table-cell>
          <table:table-cell table:style-name="TableCell48">
            <text:p text:style-name="TableContents"><text:span text:style-name="T49">С помощью рест оператора,<text:s/></text:span><text:span text:style-name="T50">Object</text:span><text:span text:style-name="T51">.</text:span><text:span text:style-name="T52">assign</text:span><text:span text:style-name="T53">, JSON.parse и JSON.stringify</text:span></text:p>
          </table:table-cell>
        </table:table-row>
        <table:table-row table:style-name="TableRow54">
          <table:table-cell table:style-name="TableCell55">
            <text:p text:style-name="P56">Что такое XMLHttpRequest и зачем он нужен?</text:p>
          </table:table-cell>
          <table:table-cell table:style-name="TableCell57">
            <text:p text:style-name="TableContents"><text:span text:style-name="T58">XMLHttpRequest – это встроенный в браузер объект, который даёт возможность делать запросы к серверу без перезагрузки страницы</text:span><text:span text:style-name="T59">.<text:s/></text:span></text:p>
          </table:table-cell>
        </table:table-row>
        <table:table-row table:style-name="TableRow60">
          <table:table-cell table:style-name="TableCell61" table:number-columns-spanned="2">
            <text:p text:style-name="P62">Разное</text:p>
          </table:table-cell>
          <table:covered-table-cell/>
        </table:table-row>
        <table:table-row table:style-name="TableRow63">
          <table:table-cell table:style-name="TableCell64">
            <text:p text:style-name="TableContents"><text:span text:style-name="T65">Что такое<text:s/></text:span><text:span text:style-name="T66">cookies?</text:span></text:p>
          </table:table-cell>
          <table:table-cell table:style-name="TableCell67">
            <text:p text:style-name="Normal"><text:span text:style-name="T68">это небольшой файл<text:s/></text:span><text:span text:style-name="T69">с<text:s/></text:span><text:span text:style-name="T70">фрагмент</text:span><text:span text:style-name="T71">ом</text:span><text:span text:style-name="T72"><text:s/>данных, по которому сайт в последствии идентифицирует пользователя</text:span><text:span text:style-name="T73">. Хранится на клиенте</text:span></text:p>
            <text:p text:style-name="P74"/>
          </table:table-cell>
        </table:table-row>
        <table:table-row table:style-name="TableRow75">
          <table:table-cell table:style-name="TableCell76">
            <text:p text:style-name="TableContents"><text:span text:style-name="T77">В чем разница между<text:s/></text:span><text:span text:style-name="T78">padding</text:span><text:span text:style-name="T79"><text:s/></text:span><text:span text:style-name="T80">и<text:s/></text:span><text:span text:style-name="T81">margin</text:span><text:span text:style-name="T82">?</text:span></text:p>
          </table:table-cell>
          <table:table-cell table:style-name="TableCell83">
            <text:p text:style-name="TableContents"><text:span text:style-name="T84">р</text:span><text:span text:style-name="T85">adding</text:span><text:span text:style-name="T86"><text:s/>– внутренние,<text:s/></text:span><text:span text:style-name="T87">margin</text:span><text:span text:style-name="T88"><text:s/>- внешние отступы</text:span></text:p>
          </table:table-cell>
        </table:table-row>
        <table:table-row table:style-name="TableRow89">
          <table:table-cell table:style-name="TableCell90">
            <text:p text:style-name="P91">Что такое сессии и зачем они используются?</text:p>
          </table:table-cell>
          <table:table-cell table:style-name="TableCell92">
            <text:p text:style-name="P93">HTTP сессия состоит из трёх фаз: <text:s text:c="5"/></text:p>
            <text:p text:style-name="P94">Клиент устанавливает TCP соединения (или другое соединение, если не используется TCP транспорт). <text:s text:c="4"/>Клиент отправляет запрос и ждёт ответа. <text:s text:c="5"/></text:p>
            <text:p text:style-name="P95">Сервер обрабатывает запрос и посылает ответ, в котором содержится код статуса и соответствующие данные. <text:s/></text:p>
          </table:table-cell>
        </table:table-row>
        <table:table-row table:style-name="TableRow96">
          <table:table-cell table:style-name="TableCell97">
            <text:p text:style-name="TableContents"><text:span text:style-name="T98">Опишите что будет происходить «под капотом» после ввода адреса сайта в браузере и нажатия<text:s/></text:span><text:span text:style-name="T99">Enter</text:span><text:span text:style-name="T100">?</text:span></text:p>
          </table:table-cell>
          <table:table-cell table:style-name="TableCell101">
            <text:p text:style-name="TableContents"><text:span text:style-name="T102">очень много процессов… большинство из них мне не очень понятны. Но выделил бы из них – отправку<text:s/></text:span><text:span text:style-name="T103">браузером<text:s/></text:span><text:span text:style-name="T104">HTTP</text:span><text:span text:style-name="T105"><text:s/>запроса и ответ<text:s/></text:span><text:span text:style-name="T106">сервера.<text:s/></text:span>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RU" style:language-asian="en" style:country-asian="GB" style:language-complex="ar" style:country-complex="SA"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ey Titov</dc:creator>
    <meta:creation-date>2022-06-15T13:22:00Z</meta:creation-date>
    <dc:date>2022-06-15T13:22:00Z</dc:date>
    <meta:template xlink:href="Normal.dotm" xlink:type="simple"/>
    <meta:editing-cycles>2</meta:editing-cycles>
    <meta:editing-duration>PT60S</meta:editing-duration>
    <meta:document-statistic meta:page-count="1" meta:paragraph-count="3" meta:word-count="269" meta:character-count="1800" meta:row-count="12" meta:non-whitespace-character-count="1534"/>
  </office:meta>
</office:document-meta>
</file>